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Fil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is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mpFile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setCreateFile( boolean crea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setDeleteOnExit( boolean deleteOn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set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.isDeleteOn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